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7b26"/>
    </style:style>
    <style:style style:name="P2" style:family="paragraph" style:parent-style-name="Standard">
      <style:text-properties officeooo:paragraph-rsid="00107b26"/>
    </style:style>
    <style:style style:name="T1" style:family="text">
      <style:text-properties officeooo:rsid="00107b26"/>
    </style:style>
    <style:style style:name="T2" style:family="text">
      <style:text-properties officeooo:rsid="00120335"/>
    </style:style>
    <style:style style:name="T3" style:family="text">
      <style:text-properties officeooo:rsid="001243fa"/>
    </style:style>
    <style:style style:name="T4" style:family="text">
      <style:text-properties officeooo:rsid="00125c99"/>
    </style:style>
    <style:style style:name="T5" style:family="text">
      <style:text-properties officeooo:rsid="00140a8b"/>
    </style:style>
    <style:style style:name="T6" style:family="text">
      <style:text-properties officeooo:rsid="00157718"/>
    </style:style>
    <style:style style:name="T7" style:family="text">
      <style:text-properties officeooo:rsid="00167918"/>
    </style:style>
    <style:style style:name="T8" style:family="text">
      <style:text-properties officeooo:rsid="00181ec5"/>
    </style:style>
    <style:style style:name="T9" style:family="text">
      <style:text-properties officeooo:rsid="00191ab6"/>
    </style:style>
    <style:style style:name="T10" style:family="text">
      <style:text-properties officeooo:rsid="00197c8f"/>
    </style:style>
    <style:style style:name="T11" style:family="text">
      <style:text-properties officeooo:rsid="001b4e88"/>
    </style:style>
    <style:style style:name="T12" style:family="text">
      <style:text-properties officeooo:rsid="001d3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ешил тут я кинуть параллельную спектрумовскую шину в USB. Ну и что люди обычно делают <text:s/>если нужно подогнать крутую тачку, а сроки поджимают? Естес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8">mp3 decoder</text:span><text:span text:style-name="T1">, ну плеер не в этом видео. Вот например можно стянуть готовые проекты с USB у компании ST. </text:span><text:span text:style-name="T2">А еще есть какие то психи что USB на attiny подняли, ну я думаю что меня смотрит грамотная аудитори</text:span><text:span text:style-name="T6">я</text:span><text:span text:style-name="T2">, понимающая что такое программная реализация. Вот в случае с USB явн</text:span><text:span text:style-name="T3">о</text:span><text:span text:style-name="T2"> не хватает всего этого, </text:span><text:span text:style-name="T4">видите сколько </text:span><text:span text:style-name="T5">элементов</text:span><text:span text:style-name="T4">, </text:span><text:span text:style-name="T3">по моему скромному мнени</text:span><text:span text:style-name="T6">ю</text:span><text:span text:style-name="T3"> </text:span><text:span text:style-name="T7">они здесь</text:span><text:span text:style-name="T3"> явно не лишн</text:span><text:span text:style-name="T7">и</text:span><text:span text:style-name="T3">е </text:span><text:span text:style-name="T7">(usb_electrical.png)</text:span><text:span text:style-name="T2">.</text:span><text:span text:style-name="T9"> </text:span><text:span text:style-name="T10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11">его</text:span><text:span text:style-name="T10"> WinXP, гениальный софт работавший поверх нее, или все же само устройство. В общем <text:s/>это решение теперь под сомнением, и лучши</text:span><text:span text:style-name="T11">м</text:span><text:span text:style-name="T10"> способом увеличить стабильность </text:span><text:span text:style-name="T11">является</text:span><text:span text:style-name="T10"> написание еще одного такого же. Обратимся к первоисточнику, в случае с USB все все совсем без заморочек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11">И да, её можно просто скачать не покупая даже за символическую сумму, как это иногда бывает со стандартами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24" meta:character-count="1396" meta:non-whitespace-character-count="1171"/>
  </office:meta>
</office:document-meta>
</file>